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 (Dashboard)</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Dashboard)2" text:continue-numbering="true" text:continue-list="list_QRCod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Dashboard)5" text:continue-numbering="true" text:continue-list="list_QRCode (Dashboard)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Dashboard)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Dashboard)7" text:continue-numbering="true" text:continue-list="list_QRCode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Dashboard)8" text:continue-numbering="true" text:continue-list="list_QRCode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Dashboard)9" text:continue-numbering="true" text:continue-list="list_QRCode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Dashboard)10" text:continue-numbering="true" text:continue-list="list_QRCode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QRCode (Dashboard)11" text:continue-numbering="true" text:continue-list="list_QRCode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Dashboard)12" text:continue-numbering="true" text:continue-list="list_QRCode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Dashboard)13" text:continue-numbering="true" text:continue-list="list_QRCode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Dashboard)14" text:continue-numbering="true" text:continue-list="list_QRCode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Dashboard)15" text:continue-numbering="true" text:continue-list="list_QRCode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QRCode (Dashboard)16" text:continue-numbering="true" text:continue-list="list_QRCode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Dashboard)17" text:continue-numbering="true" text:continue-list="list_QRCode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Dashboard)18" text:continue-numbering="true" text:continue-list="list_QRCode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Dashboard)20" text:continue-numbering="true" text:continue-list="list_QRCode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QRCode (Dashboard)21" text:continue-numbering="true" text:continue-list="list_QRCode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Dashboard)22" text:continue-numbering="true" text:continue-list="list_QRCode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Dashboard)23" text:continue-numbering="true" text:continue-list="list_QRCode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Dashboard)3" text:continue-numbering="true" text:continue-list="list_QRCode (Dashboard)2" text:style-name="Outline">
                        <text:list-item>
                            <text:list>
                                <text:list-item>
                                    <text:h text:style-name="Heading_20_2" text:outline-level="2">Examples</text:h>
                                </text:list-item>
                            </text:list>
                        </text:list-item>
                    </text:list>
                    <text:p text:style-name="Standard"/>
                    
                    <text:list xml:id="list_QRCode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